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function setPolicy() {</text:p>
      <text:p text:style-name="Standard"><text:s text:c="4"/>$.ajax({ <text:s/></text:p>
      <text:p text:style-name="Standard"><text:s text:c="8"/>url: 'dashboard_recalc', <text:s/></text:p>
      <text:p text:style-name="Standard"><text:s text:c="8"/>data: 'light-input=' + lightVal + '&amp;heat-input=' + heatVal + '&amp;cool-input=' + coolVal + '&amp;heatUO-input=' + heatUOVal + '&amp;coolUO-input=' + coolUOVal, <text:s/></text:p>
      <text:p text:style-name="Standard"><text:s text:c="8"/>dataType: 'html',</text:p>
      <text:p text:style-name="Standard"><text:s text:c="8"/>success: function( json )</text:p>
      <text:p text:style-name="Standard"><text:s text:c="8"/>{</text:p>
      <text:p text:style-name="Standard"><text:s text:c="8"/>// need to implement a call to the database to store the new database when user confirms</text:p>
      <text:p text:style-name="Standard"><text:s text:c="12"/>var answer = confirm("Send Message to Building Managers?")</text:p>
      <text:p text:style-name="Standard"><text:s text:c="12"/>if (answer){</text:p>
      <text:p text:style-name="Standard"><text:s text:c="20"/>alert("Sending Message")</text:p>
      <text:p text:style-name="Standard"><text:s text:c="20"/>window.location = "./setPolicy";</text:p>
      <text:p text:style-name="Standard"><text:s text:c="12"/>}</text:p>
      <text:p text:style-name="Standard"><text:s text:c="12"/>else{</text:p>
      <text:p text:style-name="Standard"><text:s text:c="20"/>alert("Message Cancelled")</text:p>
      <text:p text:style-name="Standard"><text:s text:c="12"/>}</text:p>
      <text:p text:style-name="Standard"><text:s text:c="8"/>},</text:p>
      <text:p text:style-name="Standard"><text:s text:c="8"/>error: function()</text:p>
      <text:p text:style-name="Standard"><text:s text:c="8"/>{</text:p>
      <text:p text:style-name="Standard"><text:s text:c="12"/>alert("error");</text:p>
      <text:p text:style-name="Standard"><text:s text:c="8"/>}</text:p>
      <text:p text:style-name="Standard"><text:s text:c="4"/>});</text:p>
      <text:p text:style-name="Standard">}</text:p>
      <text:p text:style-name="Standard"/>
      <text:p text:style-name="Standard"><text:s text:c="3"/>private void SetPolicy(HttpServletRequest request, HttpServletResponse response)</text:p>
      <text:p text:style-name="Standard"><text:s text:c="12"/>throws ServletException, IOException, ParseException {</text:p>
      <text:p text:style-name="Standard"><text:s text:c="8"/>Users user;</text:p>
      <text:p text:style-name="Standard"><text:s text:c="8"/>Integer LightVal = 0, CoolVal = 0, HeatVal = 0, CoolUOVal = 0, HeatUOVal = 0;</text:p>
      <text:p text:style-name="Standard"><text:s text:c="8"/>String LightStr = request.getParameter("light-input");</text:p>
      <text:p text:style-name="Standard"><text:s text:c="8"/>String HeatStr = request.getParameter("heat-input");</text:p>
      <text:p text:style-name="Standard"><text:s text:c="8"/>String CoolStr = request.getParameter("cool-input");</text:p>
      <text:p text:style-name="Standard"><text:s text:c="8"/>String HeatUOStr = request.getParameter("heatUO-input");</text:p>
      <text:p text:style-name="Standard"><text:s text:c="8"/>String CoolUOStr = request.getParameter("coolUO-input");</text:p>
      <text:p text:style-name="P1">ALL OF THESE ARE NULL</text:p>
      <text:p text:style-name="Standard">…</text:p>
      <text:p text:style-name="Standard"><text:s text:c="16"/>Transport transport = session.getTransport("smtp");</text:p>
      <text:p text:style-name="Standard"><text:s text:c="16"/>transport.connect(host, from, pass);</text:p>
      <text:p text:style-name="Standard">"535-5.7.1 Username and Password not accepted. Learn more at <text:s text:c="18"/></text:p>
      <text:p text:style-name="Standard">535 5.7.1 http://support.google.com/mail/bin/answer.py?answer=14257 12sm15988637ibj.3</text:p>
      <text:p text:style-name="Standard">"</text:p>
      <text:p text:style-name="Standard">Enterprise</text:p>
      <text:p text:style-name="Standard">Start Date … how to format?</text:p>
      <text:p text:style-name="Standard"><text:s text:c="4"/>public String getStartDateStr() {</text:p>
      <text:p text:style-name="Standard"><text:s text:c="8"/>return String.format("%04d", startDate.getYear()) + "-" + String.format("%02d", startDate.getMonth()) + "-01";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Engelbert</meta:initial-creator>
    <meta:creation-date>2012-02-26T12:17:42.42</meta:creation-date>
    <meta:printed-by>Jon Engelbert</meta:printed-by>
    <meta:print-date>2012-02-26T12:58:10.42</meta:print-date>
    <meta:document-statistic meta:table-count="0" meta:image-count="0" meta:object-count="0" meta:page-count="1" meta:paragraph-count="44" meta:word-count="176" meta:character-count="1825" meta:non-whitespace-character-count="1328"/>
    <dc:date>2012-02-26T13:26:20.84</dc:date>
    <dc:creator>Jon Engelbert</dc:creator>
    <meta:editing-duration>PT36M3S</meta:editing-duration>
    <meta:editing-cycles>1</meta:editing-cycles>
    <meta:generator>LibreOffice/3.4$Win32 LibreOffice_project/340m1$Build-502</meta:generator>
  </office:meta>
</office:document-meta>
</file>